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c9beb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25cm" svg:stroke-color="#ffffff" draw:marker-start-width="0.895cm" draw:marker-end-width="0.895cm" draw:fill-color="#ffffff" draw:textarea-horizontal-align="justify" draw:textarea-vertical-align="middle" draw:auto-grow-height="false" fo:min-height="0.604cm" fo:min-width="0.354cm" fo:padding-top="0.25cm" fo:padding-bottom="0.25cm" fo:padding-left="0.375cm" fo:padding-right="0.375cm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000000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93cm" fo:padding-top="0cm" fo:padding-bottom="0cm" fo:padding-left="0cm" fo:padding-right="0cm"/>
    </style:style>
    <style:style style:name="gr6" style:family="graphic" style:parent-style-name="standard">
      <style:graphic-properties svg:stroke-width="0.02cm" svg:stroke-color="#000000" draw:marker-start-width="0.26cm" draw:marker-end-width="0.26cm" draw:fill-color="#ffffff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68cm" fo:min-width="15.28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93cm" fo:padding-top="0cm" fo:padding-bottom="0cm" fo:padding-left="0cm" fo:padding-right="0cm"/>
    </style:style>
    <style:style style:name="gr11" style:family="graphic" style:parent-style-name="objectwithoutfill">
      <style:graphic-properties draw:stroke="solid" draw:stroke-dash="Fine_20_Dashed"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521cm" fo:padding-top="0cm" fo:padding-bottom="0cm" fo:padding-left="0cm" fo:padding-right="0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solid" draw:fill-color="#3deb3d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3deb3d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draw:marker-start-width="0.275cm" draw:marker-end-width="0.275cm" draw:fill="solid" draw:fill-color="#3deb3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fo:min-height="1.462cm" fo:padding-top="0cm" fo:padding-bottom="0cm" fo:padding-left="0cm" fo:padding-right="0cm"/>
    </style:style>
    <style:style style:name="gr22" style:family="graphic" style:parent-style-name="standard">
      <style:graphic-properties svg:stroke-width="0.02cm" svg:stroke-color="#3c9beb" draw:marker-start-width="0.26cm" draw:marker-end-width="0.26cm" draw:fill="solid" draw:fill-color="#3c9beb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99ccff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75cm" draw:marker-end-width="0.275cm" draw:fill="solid" draw:fill-color="#99ccff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643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start"/>
      <style:text-properties style:font-name="DejaVu Sans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DejaVu Sans" fo:font-size="12pt" style:font-size-asian="12pt" style:font-size-complex="12pt"/>
    </style:style>
    <style:style style:name="P11" style:family="paragraph">
      <loext:graphic-properties draw:fill="solid" draw:fill-color="#3deb3d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3deb3d"/>
      <style:paragraph-properties fo:text-align="center"/>
    </style:style>
    <style:style style:name="P13" style:family="paragraph">
      <loext:graphic-properties draw:fill="solid" draw:fill-color="#3c9beb"/>
      <style:paragraph-properties fo:text-align="center"/>
    </style:style>
    <style:style style:name="P14" style:family="paragraph">
      <loext:graphic-properties draw:fill="solid" draw:fill-color="#99ccff"/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1.337cm" svg:x1="3.9cm" svg:y1="1.793cm" svg:x2="6.85cm" svg:y2="6.209cm" draw:start-shape="id1" draw:start-glue-point="2" draw:end-shape="id2" draw:end-glue-point="0" svg:d="M3900 1793c0 5329 2950 3122 2950 4416" svg:viewBox="0 0 2951 4417">
          <text:p/>
        </draw:connector>
        <draw:custom-shape draw:style-name="gr2" draw:text-style-name="P2" draw:layer="layout" svg:width="1cm" svg:height="1cm" svg:x="5.301cm" svg:y="4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3" draw:layer="layout" svg:width="0.299cm" svg:height="0.249cm" svg:x="9.75cm" svg:y="9.7cm" svg:viewBox="0 0 300 250" draw:points="150,250 300,0 0,0">
          <text:p/>
        </draw:polygon>
        <draw:line draw:style-name="gr4" draw:text-style-name="P1" draw:layer="layout" svg:x1="9.9cm" svg:y1="9.7cm" svg:x2="9.9cm" svg:y2="9.25cm">
          <text:p/>
        </draw:line>
        <draw:frame draw:style-name="gr5" draw:text-style-name="P5" draw:layer="layout" svg:width="3.15cm" svg:height="0.593cm" svg:x="10.45cm" svg:y="9.35cm">
          <draw:text-box>
            <text:p text:style-name="P4"><text:span text:style-name="T1">has element</text:span></text:p>
          </draw:text-box>
        </draw:frame>
        <draw:polygon draw:style-name="gr6" draw:text-style-name="P2" draw:layer="layout" svg:width="0.299cm" svg:height="0.249cm" svg:x="9.75cm" svg:y="10.8cm" svg:viewBox="0 0 300 250" draw:points="150,250 300,0 0,0">
          <text:p/>
        </draw:polygon>
        <draw:line draw:style-name="gr4" draw:text-style-name="P1" draw:layer="layout" svg:x1="9.9cm" svg:y1="10.8cm" svg:x2="9.9cm" svg:y2="10.35cm">
          <text:p/>
        </draw:line>
        <draw:frame draw:style-name="gr5" draw:text-style-name="P5" draw:layer="layout" svg:width="3.15cm" svg:height="0.593cm" svg:x="10.45cm" svg:y="10.45cm">
          <draw:text-box>
            <text:p text:style-name="P4"><text:span text:style-name="T1">has sub-index</text:span></text:p>
          </draw:text-box>
        </draw:frame>
        <draw:line draw:style-name="gr7" draw:text-style-name="P1" draw:layer="layout" svg:x1="15.2cm" svg:y1="9.595cm" svg:x2="15.7cm" svg:y2="9.595cm">
          <text:p/>
        </draw:line>
        <draw:frame draw:style-name="gr5" draw:text-style-name="P5" draw:layer="layout" svg:width="3.15cm" svg:height="0.593cm" svg:x="15.95cm" svg:y="9.345cm">
          <draw:text-box>
            <text:p text:style-name="P4"><text:span text:style-name="T1">appends to</text:span></text:p>
          </draw:text-box>
        </draw:frame>
        <draw:polygon draw:style-name="gr6" draw:text-style-name="P2" draw:layer="layout" svg:width="0.249cm" svg:height="0.299cm" svg:x="14.95cm" svg:y="9.445cm" svg:viewBox="0 0 250 300" draw:points="0,150 250,300 250,0">
          <text:p/>
        </draw:polygon>
        <draw:custom-shape draw:style-name="gr8" draw:text-style-name="P1" draw:layer="layout" svg:width="15.8cm" svg:height="2.95cm" svg:x="3.4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cm" svg:height="1cm" svg:x="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2" draw:layer="layout" svg:width="1cm" svg:height="1cm" svg:x="3.7cm" svg:y="10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3.9cm" svg:y1="10.7cm" svg:x2="4.5cm" svg:y2="10.7cm">
            <text:p/>
          </draw:line>
          <draw:line draw:style-name="gr4" draw:text-style-name="P1" draw:layer="layout" svg:x1="3.9cm" svg:y1="10.9cm" svg:x2="4.5cm" svg:y2="10.9cm">
            <text:p/>
          </draw:line>
          <draw:line draw:style-name="gr4" draw:text-style-name="P1" draw:layer="layout" svg:x1="3.9cm" svg:y1="11.1cm" svg:x2="4.5cm" svg:y2="11.1cm">
            <text:p/>
          </draw:line>
        </draw:g>
        <draw:frame draw:style-name="gr10" draw:text-style-name="P7" draw:layer="layout" svg:width="3.5cm" svg:height="1.093cm" svg:x="5cm" svg:y="9.1cm">
          <draw:text-box>
            <text:p text:style-name="P4"><text:span text:style-name="T1">content nanopublication</text:span></text:p>
          </draw:text-box>
        </draw:frame>
        <draw:frame draw:style-name="gr10" draw:text-style-name="P7" draw:layer="layout" svg:width="3.5cm" svg:height="1.093cm" svg:x="5cm" svg:y="10.45cm">
          <draw:text-box>
            <text:p text:style-name="P4"><text:span text:style-name="T1">index nanopublication</text:span></text:p>
          </draw:text-box>
        </draw:frame>
        <draw:line draw:style-name="gr11" draw:text-style-name="P1" draw:layer="layout" svg:x1="15.1cm" svg:y1="10.693cm" svg:x2="15.7cm" svg:y2="10.7cm">
          <text:p/>
        </draw:line>
        <draw:frame draw:style-name="gr5" draw:text-style-name="P5" draw:layer="layout" svg:width="3.15cm" svg:height="0.593cm" svg:x="15.95cm" svg:y="10.45cm">
          <draw:text-box>
            <text:p text:style-name="P4"><text:span text:style-name="T1">supersedes</text:span></text:p>
          </draw:text-box>
        </draw:frame>
        <draw:line draw:style-name="gr12" draw:text-style-name="P1" draw:layer="layout" svg:x1="14.95cm" svg:y1="10.693cm" svg:x2="15.2cm" svg:y2="10.843cm">
          <text:p/>
        </draw:line>
        <draw:line draw:style-name="gr12" draw:text-style-name="P1" draw:layer="layout" svg:x1="14.95cm" svg:y1="10.693cm" svg:x2="15.2cm" svg:y2="10.543cm">
          <text:p/>
        </draw:line>
        <draw:connector draw:style-name="gr13" draw:text-style-name="P1" draw:layer="layout" draw:type="curve" svg:x1="12.616cm" svg:y1="4.697cm" svg:x2="10.3cm" svg:y2="4.7cm" draw:start-shape="id3" draw:start-glue-point="3" draw:end-shape="id4" draw:end-glue-point="1" svg:d="M12616 4697c-1747 0-590 3-2316 3" svg:viewBox="0 0 2317 4">
          <text:p/>
        </draw:connector>
        <draw:connector draw:style-name="gr14" draw:text-style-name="P1" draw:layer="layout" draw:type="curve" draw:line-skew="-0.112cm" svg:x1="14.5cm" svg:y1="1.779cm" svg:x2="5.8cm" svg:y2="3.9cm" draw:start-shape="id5" draw:end-shape="id6" draw:end-glue-point="0" svg:d="M14500 1779c0 1435-8700 375-8700 2121" svg:viewBox="0 0 8701 2122">
          <text:p/>
        </draw:connector>
        <draw:g xml:id="id20" draw:id="id20">
          <draw:custom-shape draw:style-name="gr9" draw:text-style-name="P2" draw:layer="layout" svg:width="1cm" svg:height="1cm" svg:x="18.249cm" svg:y="4.1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8.449cm" svg:y1="4.488cm" svg:x2="19.049cm" svg:y2="4.488cm">
            <text:p/>
          </draw:line>
          <draw:line draw:style-name="gr4" draw:text-style-name="P1" draw:layer="layout" svg:x1="18.449cm" svg:y1="4.688cm" svg:x2="19.049cm" svg:y2="4.688cm">
            <text:p/>
          </draw:line>
          <draw:line draw:style-name="gr4" draw:text-style-name="P1" draw:layer="layout" svg:x1="18.449cm" svg:y1="4.888cm" svg:x2="19.049cm" svg:y2="4.888cm">
            <text:p/>
          </draw:line>
        </draw:g>
        <draw:g xml:id="id5" draw:id="id5">
          <draw:custom-shape draw:style-name="gr9" draw:text-style-name="P2" draw:layer="layout" svg:width="1cm" svg:height="1cm" svg:x="14cm" svg:y="0.7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4.2cm" svg:y1="1.079cm" svg:x2="14.8cm" svg:y2="1.079cm">
            <text:p/>
          </draw:line>
          <draw:line draw:style-name="gr4" draw:text-style-name="P1" draw:layer="layout" svg:x1="14.2cm" svg:y1="1.279cm" svg:x2="14.8cm" svg:y2="1.279cm">
            <text:p/>
          </draw:line>
          <draw:line draw:style-name="gr4" draw:text-style-name="P1" draw:layer="layout" svg:x1="14.2cm" svg:y1="1.479cm" svg:x2="14.8cm" svg:y2="1.479cm">
            <text:p/>
          </draw:line>
        </draw:g>
        <draw:custom-shape draw:style-name="gr15" draw:text-style-name="P6" draw:layer="layout" svg:width="1cm" svg:height="1cm" svg:x="4.101cm" svg:y="6.615cm">
          <text:p text:style-name="P8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svg:x1="5.8cm" svg:y1="5.2cm" svg:x2="4.6cm" svg:y2="6.277cm" draw:start-shape="id7" draw:start-glue-point="2" draw:end-shape="id8" draw:end-glue-point="0" svg:d="M5800 5200c0 820-1200 282-1200 1077" svg:viewBox="0 0 1201 1078">
          <text:p/>
        </draw:connector>
        <draw:polygon draw:style-name="gr6" draw:text-style-name="P2" xml:id="id6" draw:id="id6" draw:layer="layout" svg:width="0.299cm" svg:height="0.249cm" svg:x="5.65cm" svg:y="3.9cm" svg:viewBox="0 0 300 250" draw:points="150,250 300,0 0,0">
          <text:p/>
        </draw:polygon>
        <draw:polygon draw:style-name="gr3" draw:text-style-name="P3" xml:id="id8" draw:id="id8" draw:layer="layout" svg:width="0.299cm" svg:height="0.249cm" svg:x="4.45cm" svg:y="6.277cm" svg:viewBox="0 0 300 250" draw:points="150,250 300,0 0,0">
          <text:p/>
        </draw:polygon>
        <draw:polygon draw:style-name="gr3" draw:text-style-name="P3" xml:id="id10" draw:id="id10" draw:layer="layout" svg:width="0.299cm" svg:height="0.249cm" svg:x="5.65cm" svg:y="6.659cm" svg:viewBox="0 0 300 250" draw:points="150,250 300,0 0,0">
          <text:p/>
        </draw:polygon>
        <draw:connector draw:style-name="gr14" draw:text-style-name="P1" draw:layer="layout" draw:type="curve" svg:x1="5.8cm" svg:y1="5.2cm" svg:x2="5.8cm" svg:y2="6.659cm" draw:start-shape="id9" draw:start-glue-point="2" draw:end-shape="id10" svg:d="M5800 5200v1459" svg:viewBox="0 0 1 1460">
          <text:p/>
        </draw:connector>
        <draw:connector draw:style-name="gr14" draw:text-style-name="P1" draw:layer="layout" draw:type="curve" svg:x1="9.491cm" svg:y1="5.194cm" svg:x2="8.301cm" svg:y2="6.277cm" draw:start-shape="id11" draw:start-glue-point="2" draw:end-shape="id12" draw:end-glue-point="0" svg:d="M9491 5194c0 825-1190 284-1190 1083" svg:viewBox="0 0 1191 1084">
          <text:p/>
        </draw:connector>
        <draw:g xml:id="id13" draw:id="id13">
          <draw:custom-shape draw:style-name="gr9" draw:text-style-name="P2" xml:id="id11" draw:id="id11" draw:layer="layout" svg:width="1cm" svg:height="1cm" svg:x="8.991cm" svg:y="4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9.191cm" svg:y1="4.494cm" svg:x2="9.791cm" svg:y2="4.494cm">
            <text:p/>
          </draw:line>
          <draw:line draw:style-name="gr4" draw:text-style-name="P1" draw:layer="layout" svg:x1="9.191cm" svg:y1="4.694cm" svg:x2="9.791cm" svg:y2="4.694cm">
            <text:p/>
          </draw:line>
          <draw:line draw:style-name="gr4" draw:text-style-name="P1" draw:layer="layout" svg:x1="9.191cm" svg:y1="4.894cm" svg:x2="9.791cm" svg:y2="4.894cm">
            <text:p/>
          </draw:line>
        </draw:g>
        <draw:polygon draw:style-name="gr3" draw:text-style-name="P3" xml:id="id14" draw:id="id14" draw:layer="layout" svg:width="0.299cm" svg:height="0.249cm" svg:x="9.341cm" svg:y="6.756cm" svg:viewBox="0 0 300 250" draw:points="150,250 300,0 0,0">
          <text:p/>
        </draw:polygon>
        <draw:polygon draw:style-name="gr3" draw:text-style-name="P3" xml:id="id15" draw:id="id15" draw:layer="layout" svg:width="0.299cm" svg:height="0.249cm" svg:x="10.516cm" svg:y="6.606cm" svg:viewBox="0 0 300 250" draw:points="150,250 300,0 0,0">
          <text:p/>
        </draw:polygon>
        <draw:connector draw:style-name="gr14" draw:text-style-name="P1" draw:layer="layout" draw:type="curve" svg:x1="9.491cm" svg:y1="5.194cm" svg:x2="9.491cm" svg:y2="6.756cm" draw:start-shape="id13" draw:start-glue-point="2" draw:end-shape="id14" svg:d="M9491 5194v1562" svg:viewBox="0 0 1 1563">
          <text:p/>
        </draw:connector>
        <draw:connector draw:style-name="gr14" draw:text-style-name="P1" draw:layer="layout" draw:type="curve" svg:x1="9.491cm" svg:y1="5.194cm" svg:x2="10.666cm" svg:y2="6.606cm" draw:start-shape="id13" draw:start-glue-point="2" draw:end-shape="id15" draw:end-glue-point="0" svg:d="M9491 5194c0 1071 1175 365 1175 1412" svg:viewBox="0 0 1176 1413">
          <text:p/>
        </draw:connector>
        <draw:polygon draw:style-name="gr6" draw:text-style-name="P2" xml:id="id4" draw:id="id4" draw:layer="layout" svg:width="0.249cm" svg:height="0.299cm" svg:x="10.05cm" svg:y="4.55cm" svg:viewBox="0 0 250 300" draw:points="0,150 250,300 250,0">
          <text:p/>
        </draw:polygon>
        <draw:connector draw:style-name="gr14" draw:text-style-name="P1" draw:layer="layout" draw:type="curve" svg:x1="13.116cm" svg:y1="5.197cm" svg:x2="11.7cm" svg:y2="6.277cm" draw:start-shape="id16" draw:start-glue-point="2" draw:end-shape="id17" draw:end-glue-point="0" svg:d="M13116 5197c0 822-1416 282-1416 1080" svg:viewBox="0 0 1417 1081">
          <text:p/>
        </draw:connector>
        <draw:g xml:id="id3" draw:id="id3">
          <draw:custom-shape draw:style-name="gr9" draw:text-style-name="P2" xml:id="id16" draw:id="id16" draw:layer="layout" svg:width="1cm" svg:height="1cm" svg:x="12.616cm" svg:y="4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2.816cm" svg:y1="4.497cm" svg:x2="13.416cm" svg:y2="4.497cm">
            <text:p/>
          </draw:line>
          <draw:line draw:style-name="gr4" draw:text-style-name="P1" draw:layer="layout" svg:x1="12.816cm" svg:y1="4.697cm" svg:x2="13.416cm" svg:y2="4.697cm">
            <text:p/>
          </draw:line>
          <draw:line draw:style-name="gr4" draw:text-style-name="P1" draw:layer="layout" svg:x1="12.816cm" svg:y1="4.897cm" svg:x2="13.416cm" svg:y2="4.897cm">
            <text:p/>
          </draw:line>
        </draw:g>
        <draw:polygon draw:style-name="gr3" draw:text-style-name="P3" xml:id="id17" draw:id="id17" draw:layer="layout" svg:width="0.299cm" svg:height="0.249cm" svg:x="11.55cm" svg:y="6.277cm" svg:viewBox="0 0 300 250" draw:points="150,250 300,0 0,0">
          <text:p/>
        </draw:polygon>
        <draw:polygon draw:style-name="gr3" draw:text-style-name="P3" xml:id="id18" draw:id="id18" draw:layer="layout" svg:width="0.299cm" svg:height="0.249cm" svg:x="12.957cm" svg:y="6.509cm" svg:viewBox="0 0 300 250" draw:points="150,250 300,0 0,0">
          <text:p/>
        </draw:polygon>
        <draw:polygon draw:style-name="gr3" draw:text-style-name="P3" xml:id="id19" draw:id="id19" draw:layer="layout" svg:width="0.299cm" svg:height="0.249cm" svg:x="15.99cm" svg:y="6.259cm" svg:viewBox="0 0 300 250" draw:points="150,250 300,0 0,0">
          <text:p/>
        </draw:polygon>
        <draw:connector draw:style-name="gr14" draw:text-style-name="P1" draw:layer="layout" draw:type="curve" svg:x1="13.116cm" svg:y1="5.197cm" svg:x2="13.107cm" svg:y2="6.509cm" draw:start-shape="id3" draw:start-glue-point="2" draw:end-shape="id18" svg:d="M13116 5197c0 996-9 340-9 1312" svg:viewBox="0 0 10 1313">
          <text:p/>
        </draw:connector>
        <draw:connector draw:style-name="gr14" draw:text-style-name="P1" draw:layer="layout" draw:type="curve" svg:x1="13.116cm" svg:y1="5.197cm" svg:x2="16.14cm" svg:y2="6.259cm" draw:start-shape="id3" draw:start-glue-point="2" draw:end-shape="id19" draw:end-glue-point="0" svg:d="M13116 5197c0 808 3024 278 3024 1062" svg:viewBox="0 0 3025 1063">
          <text:p/>
        </draw:connector>
        <draw:polygon draw:style-name="gr6" draw:text-style-name="P2" xml:id="id21" draw:id="id21" draw:layer="layout" svg:width="0.249cm" svg:height="0.299cm" svg:x="13.65cm" svg:y="4.55cm" svg:viewBox="0 0 250 300" draw:points="0,150 250,300 250,0">
          <text:p/>
        </draw:polygon>
        <draw:connector draw:style-name="gr13" draw:text-style-name="P1" draw:layer="layout" draw:type="curve" svg:x1="18.249cm" svg:y1="4.688cm" svg:x2="13.9cm" svg:y2="4.7cm" draw:start-shape="id20" draw:start-glue-point="3" draw:end-shape="id21" draw:end-glue-point="1" svg:d="M18249 4688c-3273 0-1099 12-4349 12" svg:viewBox="0 0 4350 13">
          <text:p/>
        </draw:connector>
        <draw:connector draw:style-name="gr14" draw:text-style-name="P1" draw:layer="layout" draw:type="curve" draw:line-skew="-0.258cm" svg:x1="18.749cm" svg:y1="5.188cm" svg:x2="17.35cm" svg:y2="6.762cm" draw:start-shape="id20" draw:start-glue-point="2" draw:end-shape="id22" draw:end-glue-point="0" svg:d="M18749 5188c0 805-1399 19-1399 1574" svg:viewBox="0 0 1400 1575">
          <text:p/>
        </draw:connector>
        <draw:polygon draw:style-name="gr3" draw:text-style-name="P3" xml:id="id22" draw:id="id22" draw:layer="layout" svg:width="0.299cm" svg:height="0.249cm" svg:x="17.2cm" svg:y="6.762cm" svg:viewBox="0 0 300 250" draw:points="150,250 300,0 0,0">
          <text:p/>
        </draw:polygon>
        <draw:polygon draw:style-name="gr3" draw:text-style-name="P3" xml:id="id23" draw:id="id23" draw:layer="layout" svg:width="0.299cm" svg:height="0.249cm" svg:x="18.4cm" svg:y="6.268cm" svg:viewBox="0 0 300 250" draw:points="150,250 300,0 0,0">
          <text:p/>
        </draw:polygon>
        <draw:connector draw:style-name="gr14" draw:text-style-name="P1" draw:layer="layout" draw:type="curve" svg:x1="18.749cm" svg:y1="5.188cm" svg:x2="18.55cm" svg:y2="6.268cm" draw:start-shape="id20" draw:start-glue-point="2" draw:end-shape="id23" svg:d="M18749 5188c0 822-199 282-199 1080" svg:viewBox="0 0 200 1081">
          <text:p/>
        </draw:connector>
        <draw:polygon draw:style-name="gr6" draw:text-style-name="P2" xml:id="id24" draw:id="id24" draw:layer="layout" svg:width="0.299cm" svg:height="0.249cm" svg:x="18.599cm" svg:y="3.888cm" svg:viewBox="0 0 300 250" draw:points="150,250 300,0 0,0">
          <text:p/>
        </draw:polygon>
        <draw:connector draw:style-name="gr14" draw:text-style-name="P1" draw:layer="layout" draw:type="curve" svg:x1="14.5cm" svg:y1="1.779cm" svg:x2="18.749cm" svg:y2="3.888cm" draw:start-shape="id5" draw:start-glue-point="2" draw:end-shape="id24" draw:end-glue-point="0" svg:d="M14500 1779c0 1594 4249 540 4249 2109" svg:viewBox="0 0 4250 2110">
          <text:p/>
        </draw:connector>
        <draw:frame draw:style-name="gr16" draw:text-style-name="P10" draw:layer="layout" svg:width="3.9cm" svg:height="0.521cm" svg:x="11cm" svg:y="0.129cm">
          <draw:text-box>
            <text:p text:style-name="P9"><text:span text:style-name="T1">dataset version 1</text:span></text:p>
          </draw:text-box>
        </draw:frame>
        <draw:custom-shape draw:style-name="gr15" draw:text-style-name="P6" draw:layer="layout" svg:width="1cm" svg:height="1cm" svg:x="5.3cm" svg:y="6.959cm">
          <text:p text:style-name="P8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7.801cm" svg:y="6.618cm">
          <text:p text:style-name="P8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9cm" svg:y="7.059cm">
          <text:p text:style-name="P8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0.2cm" svg:y="6.909cm">
          <text:p text:style-name="P8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1.401cm" svg:y="6.618cm">
          <text:p text:style-name="P8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2.6cm" svg:y="6.809cm">
          <text:p text:style-name="P8"><text:span text:style-name="T2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5.849cm" svg:y="6.55cm">
          <text:p text:style-name="P8"><text:span text:style-name="T2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7.049cm" svg:y="7.05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cm" svg:height="1cm" svg:x="18.25cm" svg:y="6.609cm">
          <text:p text:style-name="P8"><text:span text:style-name="T2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3" xml:id="id12" draw:id="id12" draw:layer="layout" svg:width="0.299cm" svg:height="0.249cm" svg:x="8.151cm" svg:y="6.277cm" svg:viewBox="0 0 300 250" draw:points="150,250 300,0 0,0">
          <text:p/>
        </draw:polygon>
        <draw:polygon draw:style-name="gr3" draw:text-style-name="P3" draw:layer="layout" svg:width="0.299cm" svg:height="0.249cm" svg:x="9.342cm" svg:y="6.765cm" svg:viewBox="0 0 300 250" draw:points="150,250 300,0 0,0">
          <text:p/>
        </draw:polygon>
        <draw:polygon draw:style-name="gr3" draw:text-style-name="P3" draw:layer="layout" svg:width="0.299cm" svg:height="0.249cm" svg:x="10.517cm" svg:y="6.615cm" svg:viewBox="0 0 300 250" draw:points="150,250 300,0 0,0">
          <text:p/>
        </draw:polygon>
        <draw:polygon draw:style-name="gr3" draw:text-style-name="P3" xml:id="id36" draw:id="id36" draw:layer="layout" svg:width="0.299cm" svg:height="0.249cm" svg:x="15cm" svg:y="6.509cm" svg:viewBox="0 0 300 250" draw:points="150,250 300,0 0,0">
          <text:p/>
        </draw:polygon>
        <draw:custom-shape draw:style-name="gr17" draw:text-style-name="P11" draw:layer="layout" svg:width="1cm" svg:height="1cm" svg:x="6.5cm" svg:y="6.509cm">
          <text:p text:style-name="P8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cm" svg:height="1cm" svg:x="14.65cm" svg:y="6.818cm">
          <text:p text:style-name="P8"><text:span text:style-name="T2">g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5" draw:id="id25">
          <draw:custom-shape draw:style-name="gr18" draw:text-style-name="P12" draw:layer="layout" svg:width="1cm" svg:height="1cm" svg:x="16.05cm" svg:y="0.7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2" draw:layer="layout" svg:x1="16.25cm" svg:y1="1.079cm" svg:x2="16.85cm" svg:y2="1.079cm">
            <text:p/>
          </draw:line>
          <draw:line draw:style-name="gr19" draw:text-style-name="P12" draw:layer="layout" svg:x1="16.25cm" svg:y1="1.279cm" svg:x2="16.85cm" svg:y2="1.279cm">
            <text:p/>
          </draw:line>
          <draw:line draw:style-name="gr19" draw:text-style-name="P12" draw:layer="layout" svg:x1="16.25cm" svg:y1="1.479cm" svg:x2="16.85cm" svg:y2="1.479cm">
            <text:p/>
          </draw:line>
        </draw:g>
        <draw:frame draw:style-name="gr20" draw:text-style-name="P7" draw:layer="layout" svg:width="3.9cm" svg:height="0.6cm" svg:x="16.05cm" svg:y="0.15cm">
          <draw:text-box>
            <text:p text:style-name="P4"><text:span text:style-name="T1">dataset version 2</text:span></text:p>
          </draw:text-box>
        </draw:frame>
        <draw:g xml:id="id27" draw:id="id27">
          <draw:custom-shape draw:style-name="gr18" draw:text-style-name="P12" draw:layer="layout" svg:width="1cm" svg:height="1cm" svg:x="7.25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2" draw:layer="layout" svg:x1="7.45cm" svg:y1="4.5cm" svg:x2="8.05cm" svg:y2="4.5cm">
            <text:p/>
          </draw:line>
          <draw:line draw:style-name="gr19" draw:text-style-name="P12" draw:layer="layout" svg:x1="7.45cm" svg:y1="4.7cm" svg:x2="8.05cm" svg:y2="4.7cm">
            <text:p/>
          </draw:line>
          <draw:line draw:style-name="gr19" draw:text-style-name="P12" draw:layer="layout" svg:x1="7.45cm" svg:y1="4.9cm" svg:x2="8.05cm" svg:y2="4.9cm">
            <text:p/>
          </draw:line>
        </draw:g>
        <draw:polygon draw:style-name="gr6" draw:text-style-name="P2" xml:id="id26" draw:id="id26" draw:layer="layout" svg:width="0.299cm" svg:height="0.249cm" svg:x="7.75cm" svg:y="3.85cm" svg:viewBox="0 0 300 250" draw:points="150,250 300,0 0,0">
          <text:p/>
        </draw:polygon>
        <draw:connector draw:style-name="gr14" draw:text-style-name="P1" draw:layer="layout" draw:type="curve" draw:line-skew="0.207cm" svg:x1="16.55cm" svg:y1="1.779cm" svg:x2="7.9cm" svg:y2="3.85cm" draw:start-shape="id25" draw:start-glue-point="2" draw:end-shape="id26" draw:end-glue-point="0" svg:d="M16550 1779c0 1876-8650 841-8650 2071" svg:viewBox="0 0 8651 2072">
          <text:p/>
        </draw:connector>
        <draw:polygon draw:style-name="gr3" draw:text-style-name="P3" xml:id="id28" draw:id="id28" draw:layer="layout" svg:width="0.299cm" svg:height="0.249cm" svg:x="4.85cm" svg:y="6.268cm" svg:viewBox="0 0 300 250" draw:points="150,250 300,0 0,0">
          <text:p/>
        </draw:polygon>
        <draw:connector draw:style-name="gr14" draw:text-style-name="P1" draw:layer="layout" draw:type="curve" svg:x1="7.75cm" svg:y1="5.2cm" svg:x2="5cm" svg:y2="6.268cm" draw:start-shape="id27" draw:start-glue-point="2" draw:end-shape="id28" draw:end-glue-point="0" svg:d="M7750 5200c0 813-2750 279-2750 1068" svg:viewBox="0 0 2751 1069">
          <text:p/>
        </draw:connector>
        <draw:connector draw:style-name="gr14" draw:text-style-name="P1" draw:layer="layout" draw:type="curve" svg:x1="7.75cm" svg:y1="5.2cm" svg:x2="7.2cm" svg:y2="6.209cm" draw:start-shape="id27" draw:start-glue-point="2" draw:end-shape="id29" draw:end-glue-point="0" svg:d="M7750 5200c0 769-550 265-550 1009" svg:viewBox="0 0 551 1010">
          <text:p/>
        </draw:connector>
        <draw:polygon draw:style-name="gr3" draw:text-style-name="P3" xml:id="id29" draw:id="id29" draw:layer="layout" svg:width="0.299cm" svg:height="0.249cm" svg:x="7.05cm" svg:y="6.209cm" svg:viewBox="0 0 300 250" draw:points="150,250 300,0 0,0">
          <text:p/>
        </draw:polygon>
        <draw:g xml:id="id33" draw:id="id33">
          <draw:custom-shape draw:style-name="gr18" draw:text-style-name="P12" draw:layer="layout" svg:width="1cm" svg:height="1cm" svg:x="14.95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2" draw:layer="layout" svg:x1="15.15cm" svg:y1="3.4cm" svg:x2="15.75cm" svg:y2="3.4cm">
            <text:p/>
          </draw:line>
          <draw:line draw:style-name="gr19" draw:text-style-name="P12" draw:layer="layout" svg:x1="15.15cm" svg:y1="3.6cm" svg:x2="15.75cm" svg:y2="3.6cm">
            <text:p/>
          </draw:line>
          <draw:line draw:style-name="gr19" draw:text-style-name="P12" draw:layer="layout" svg:x1="15.15cm" svg:y1="3.8cm" svg:x2="15.75cm" svg:y2="3.8cm">
            <text:p/>
          </draw:line>
        </draw:g>
        <draw:g xml:id="id31" draw:id="id31">
          <draw:custom-shape draw:style-name="gr18" draw:text-style-name="P12" draw:layer="layout" svg:width="1cm" svg:height="1cm" svg:x="19.9cm" svg:y="3.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2" draw:layer="layout" svg:x1="20.1cm" svg:y1="3.45cm" svg:x2="20.7cm" svg:y2="3.45cm">
            <text:p/>
          </draw:line>
          <draw:line draw:style-name="gr19" draw:text-style-name="P12" draw:layer="layout" svg:x1="20.1cm" svg:y1="3.65cm" svg:x2="20.7cm" svg:y2="3.65cm">
            <text:p/>
          </draw:line>
          <draw:line draw:style-name="gr19" draw:text-style-name="P12" draw:layer="layout" svg:x1="20.1cm" svg:y1="3.85cm" svg:x2="20.7cm" svg:y2="3.85cm">
            <text:p/>
          </draw:line>
        </draw:g>
        <draw:polygon draw:style-name="gr6" draw:text-style-name="P2" xml:id="id30" draw:id="id30" draw:layer="layout" svg:width="0.299cm" svg:height="0.249cm" svg:x="20.25cm" svg:y="2.85cm" svg:viewBox="0 0 300 250" draw:points="150,250 300,0 0,0">
          <text:p/>
        </draw:polygon>
        <draw:connector draw:style-name="gr14" draw:text-style-name="P1" draw:layer="layout" draw:type="curve" svg:x1="16.55cm" svg:y1="1.779cm" svg:x2="20.4cm" svg:y2="2.85cm" draw:start-shape="id25" draw:start-glue-point="2" draw:end-shape="id30" draw:end-glue-point="0" svg:d="M16550 1779c0 816 3850 281 3850 1071" svg:viewBox="0 0 3851 1072">
          <text:p/>
        </draw:connector>
        <draw:connector draw:style-name="gr13" draw:text-style-name="P1" draw:layer="layout" draw:type="curve" svg:x1="19.9cm" svg:y1="3.65cm" svg:x2="16.25cm" svg:y2="3.65cm" draw:start-shape="id31" draw:start-glue-point="3" draw:end-shape="id32" draw:end-glue-point="1" svg:d="M19900 3650h-3650" svg:viewBox="0 0 3651 1">
          <text:p/>
        </draw:connector>
        <draw:polygon draw:style-name="gr6" draw:text-style-name="P2" xml:id="id32" draw:id="id32" draw:layer="layout" svg:width="0.249cm" svg:height="0.299cm" svg:x="16cm" svg:y="3.5cm" svg:viewBox="0 0 250 300" draw:points="0,150 250,300 250,0">
          <text:p/>
        </draw:polygon>
        <draw:polygon draw:style-name="gr3" draw:text-style-name="P3" xml:id="id34" draw:id="id34" draw:layer="layout" svg:width="0.299cm" svg:height="0.249cm" svg:x="11.96cm" svg:y="6.277cm" svg:viewBox="0 0 300 250" draw:points="150,250 300,0 0,0">
          <text:p/>
        </draw:polygon>
        <draw:polygon draw:style-name="gr3" draw:text-style-name="P3" xml:id="id35" draw:id="id35" draw:layer="layout" svg:width="0.299cm" svg:height="0.249cm" svg:x="16.4cm" svg:y="6.259cm" svg:viewBox="0 0 300 250" draw:points="150,250 300,0 0,0">
          <text:p/>
        </draw:polygon>
        <draw:connector draw:style-name="gr14" draw:text-style-name="P1" draw:layer="layout" draw:type="curve" draw:line-skew="0.533cm" svg:x1="15.45cm" svg:y1="4.1cm" svg:x2="12.11cm" svg:y2="6.277cm" draw:start-shape="id33" draw:start-glue-point="2" draw:end-shape="id34" draw:end-glue-point="0" svg:d="M15450 4100c0 2445-3340 1357-3340 2177" svg:viewBox="0 0 3341 2178">
          <text:p/>
        </draw:connector>
        <draw:connector draw:style-name="gr14" draw:text-style-name="P1" draw:layer="layout" draw:type="curve" draw:line-skew="0.288cm" svg:x1="15.45cm" svg:y1="4.1cm" svg:x2="16.55cm" svg:y2="6.259cm" draw:start-shape="id33" draw:start-glue-point="2" draw:end-shape="id35" draw:end-glue-point="0" svg:d="M15450 4100c0 2064 1100 985 1100 2159" svg:viewBox="0 0 1101 2160">
          <text:p/>
        </draw:connector>
        <draw:connector draw:style-name="gr14" draw:text-style-name="P1" draw:layer="layout" draw:type="curve" svg:x1="15.45cm" svg:y1="4.1cm" svg:x2="15.15cm" svg:y2="6.509cm" draw:start-shape="id33" draw:start-glue-point="2" draw:end-shape="id36" draw:end-glue-point="0" svg:d="M15450 4100c0 1819-300 615-300 2409" svg:viewBox="0 0 301 2410">
          <text:p/>
        </draw:connector>
        <draw:polygon draw:style-name="gr6" draw:text-style-name="P2" xml:id="id37" draw:id="id37" draw:layer="layout" svg:width="0.249cm" svg:height="0.299cm" svg:x="10.05cm" svg:y="4.15cm" svg:viewBox="0 0 250 300" draw:points="0,150 250,300 250,0">
          <text:p/>
        </draw:polygon>
        <draw:connector draw:style-name="gr13" draw:text-style-name="P1" draw:layer="layout" draw:type="curve" draw:line-skew="-0.339cm" svg:x1="14.95cm" svg:y1="3.6cm" svg:x2="10.3cm" svg:y2="4.3cm" draw:start-shape="id33" draw:start-glue-point="3" draw:end-shape="id37" draw:end-glue-point="1" svg:d="M14950 3600c-4006 0-1682 700-4650 700" svg:viewBox="0 0 4651 701">
          <text:p/>
        </draw:connector>
        <draw:polygon draw:style-name="gr3" draw:text-style-name="P3" xml:id="id39" draw:id="id39" draw:layer="layout" svg:width="0.299cm" svg:height="0.249cm" svg:x="17.65cm" svg:y="6.762cm" svg:viewBox="0 0 300 250" draw:points="150,250 300,0 0,0">
          <text:p/>
        </draw:polygon>
        <draw:polygon draw:style-name="gr3" draw:text-style-name="P3" xml:id="id38" draw:id="id38" draw:layer="layout" svg:width="0.299cm" svg:height="0.249cm" svg:x="18.85cm" svg:y="6.268cm" svg:viewBox="0 0 300 250" draw:points="150,250 300,0 0,0">
          <text:p/>
        </draw:polygon>
        <draw:connector draw:style-name="gr14" draw:text-style-name="P1" draw:layer="layout" draw:type="curve" draw:line-skew="0.463cm" svg:x1="20.4cm" svg:y1="4.15cm" svg:x2="19cm" svg:y2="6.268cm" draw:start-shape="id31" draw:start-glue-point="2" draw:end-shape="id38" draw:end-glue-point="0" svg:d="M20400 4150c0 2295-1400 1236-1400 2118" svg:viewBox="0 0 1401 2119">
          <text:p/>
        </draw:connector>
        <draw:connector draw:style-name="gr14" draw:text-style-name="P1" draw:layer="layout" draw:type="curve" draw:line-skew="0.111cm" svg:x1="20.4cm" svg:y1="4.15cm" svg:x2="17.8cm" svg:y2="6.762cm" draw:start-shape="id31" draw:start-glue-point="2" draw:end-shape="id39" draw:end-glue-point="0" svg:d="M20400 4150c0 2137-2600 832-2600 2612" svg:viewBox="0 0 2601 2613">
          <text:p/>
        </draw:connector>
        <draw:line draw:style-name="gr11" draw:text-style-name="P1" draw:layer="layout" svg:x1="15.25cm" svg:y1="1.279cm" svg:x2="16cm" svg:y2="1.279cm">
          <text:p/>
        </draw:line>
        <draw:line draw:style-name="gr12" draw:text-style-name="P1" draw:layer="layout" svg:x1="15.1cm" svg:y1="1.279cm" svg:x2="15.35cm" svg:y2="1.429cm">
          <text:p/>
        </draw:line>
        <draw:line draw:style-name="gr12" draw:text-style-name="P1" draw:layer="layout" svg:x1="15.1cm" svg:y1="1.279cm" svg:x2="15.35cm" svg:y2="1.129cm">
          <text:p/>
        </draw:line>
        <draw:line draw:style-name="gr11" draw:text-style-name="P1" draw:layer="layout" svg:x1="13.85cm" svg:y1="7.309cm" svg:x2="14.6cm" svg:y2="7.309cm">
          <text:p/>
        </draw:line>
        <draw:line draw:style-name="gr12" draw:text-style-name="P1" draw:layer="layout" svg:x1="13.7cm" svg:y1="7.309cm" svg:x2="13.95cm" svg:y2="7.459cm">
          <text:p/>
        </draw:line>
        <draw:line draw:style-name="gr12" draw:text-style-name="P1" draw:layer="layout" svg:x1="13.7cm" svg:y1="7.309cm" svg:x2="13.95cm" svg:y2="7.159cm">
          <text:p/>
        </draw:line>
        <draw:line draw:style-name="gr11" draw:text-style-name="P1" draw:layer="layout" svg:x1="19.45cm" svg:y1="4.5cm" svg:x2="19.95cm" svg:y2="4.1cm">
          <text:p/>
        </draw:line>
        <draw:g>
          <draw:line draw:style-name="gr12" draw:text-style-name="P1" draw:layer="layout" svg:x1="19.358cm" svg:y1="4.568cm" svg:x2="19.649cm" svg:y2="4.544cm">
            <text:p/>
          </draw:line>
          <draw:line draw:style-name="gr12" draw:text-style-name="P1" draw:layer="layout" svg:x1="19.358cm" svg:y1="4.569cm" svg:x2="19.473cm" svg:y2="4.301cm">
            <text:p/>
          </draw:line>
        </draw:g>
        <draw:line draw:style-name="gr11" draw:text-style-name="P1" draw:layer="layout" svg:x1="6.55cm" svg:y1="4.7cm" svg:x2="7.25cm" svg:y2="4.7cm">
          <text:p/>
        </draw:line>
        <draw:line draw:style-name="gr12" draw:text-style-name="P1" draw:layer="layout" svg:x1="6.4cm" svg:y1="4.7cm" svg:x2="6.65cm" svg:y2="4.85cm">
          <text:p/>
        </draw:line>
        <draw:line draw:style-name="gr12" draw:text-style-name="P1" draw:layer="layout" svg:x1="6.4cm" svg:y1="4.7cm" svg:x2="6.65cm" svg:y2="4.55cm">
          <text:p/>
        </draw:line>
        <draw:custom-shape draw:style-name="gr15" draw:text-style-name="P6" draw:layer="layout" svg:width="1cm" svg:height="1cm" svg:x="1.15cm" svg:y="6.95cm">
          <text:p text:style-name="P8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3" xml:id="id40" draw:id="id40" draw:layer="layout" svg:width="0.299cm" svg:height="0.249cm" svg:x="1.35cm" svg:y="6.632cm" svg:viewBox="0 0 300 250" draw:points="150,250 300,0 0,0">
          <text:p/>
        </draw:polygon>
        <draw:connector draw:style-name="gr14" draw:text-style-name="P1" draw:layer="layout" draw:type="curve" svg:x1="1.5cm" svg:y1="5.191cm" svg:x2="1.5cm" svg:y2="6.632cm" draw:end-shape="id40" svg:d="M1500 5191v1441" svg:viewBox="0 0 1 1442">
          <text:p/>
        </draw:connector>
        <draw:frame draw:style-name="gr21" draw:text-style-name="P5" draw:layer="layout" svg:width="3cm" svg:height="1.462cm" svg:x="0cm" svg:y="3.379cm">
          <draw:text-box>
            <text:p text:style-name="P8"><text:span text:style-name="T1">some other dataset</text:span></text:p>
            <text:p text:style-name="P8"><text:span text:style-name="T1">…</text:span></text:p>
          </draw:text-box>
        </draw:frame>
        <draw:connector draw:style-name="gr1" draw:text-style-name="P1" draw:layer="layout" draw:type="curve" draw:line-skew="1.188cm" svg:x1="3.9cm" svg:y1="1.793cm" svg:x2="1.9cm" svg:y2="6.629cm" draw:start-shape="id1" draw:start-glue-point="2" draw:end-shape="id41" draw:end-glue-point="0" svg:d="M3900 1793c0 5421-2000 3003-2000 4836" svg:viewBox="0 0 2001 4837">
          <text:p/>
        </draw:connector>
        <draw:polygon draw:style-name="gr22" draw:text-style-name="P13" xml:id="id41" draw:id="id41" draw:layer="layout" svg:width="0.299cm" svg:height="0.249cm" svg:x="1.75cm" svg:y="6.629cm" svg:viewBox="0 0 300 250" draw:points="150,250 300,0 0,0">
          <text:p/>
        </draw:polygon>
        <draw:g xml:id="id1" draw:id="id1">
          <draw:custom-shape draw:style-name="gr23" draw:text-style-name="P14" draw:layer="layout" svg:width="1cm" svg:height="1cm" svg:x="3.4cm" svg:y="0.7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4" draw:text-style-name="P14" draw:layer="layout" svg:x1="3.6cm" svg:y1="1.093cm" svg:x2="4.2cm" svg:y2="1.093cm">
            <text:p/>
          </draw:line>
          <draw:line draw:style-name="gr24" draw:text-style-name="P14" draw:layer="layout" svg:x1="3.6cm" svg:y1="1.293cm" svg:x2="4.2cm" svg:y2="1.293cm">
            <text:p/>
          </draw:line>
          <draw:line draw:style-name="gr24" draw:text-style-name="P14" draw:layer="layout" svg:x1="3.6cm" svg:y1="1.493cm" svg:x2="4.2cm" svg:y2="1.493cm">
            <text:p/>
          </draw:line>
        </draw:g>
        <draw:frame draw:style-name="gr25" draw:text-style-name="P5" draw:layer="layout" svg:width="3.9cm" svg:height="0.643cm" svg:x="2cm" svg:y="0.2cm">
          <draw:text-box>
            <text:p text:style-name="P8"><text:span text:style-name="T1">custom subset</text:span></text:p>
          </draw:text-box>
        </draw:frame>
        <draw:connector draw:style-name="gr1" draw:text-style-name="P1" draw:layer="layout" draw:type="curve" draw:line-skew="0.807cm" svg:x1="3.9cm" svg:y1="1.793cm" svg:x2="4.2cm" svg:y2="6.268cm" draw:start-shape="id1" draw:start-glue-point="2" draw:end-shape="id42" draw:end-glue-point="0" svg:d="M3900 1793c0 4579 300 2342 300 4475" svg:viewBox="0 0 301 4476">
          <text:p/>
        </draw:connector>
        <draw:polygon draw:style-name="gr22" draw:text-style-name="P13" xml:id="id42" draw:id="id42" draw:layer="layout" svg:width="0.299cm" svg:height="0.249cm" svg:x="4.05cm" svg:y="6.268cm" svg:viewBox="0 0 300 250" draw:points="150,250 300,0 0,0">
          <text:p/>
        </draw:polygon>
        <draw:polygon draw:style-name="gr22" draw:text-style-name="P13" xml:id="id2" draw:id="id2" draw:layer="layout" svg:width="0.299cm" svg:height="0.249cm" svg:x="6.7cm" svg:y="6.209cm" svg:viewBox="0 0 300 250" draw:points="150,250 300,0 0,0">
          <text:p/>
        </draw:polygon>
        <draw:g xml:id="id9" draw:id="id9">
          <draw:custom-shape draw:style-name="gr9" draw:text-style-name="P2" xml:id="id7" draw:id="id7" draw:layer="layout" svg:width="1cm" svg:height="1cm" svg:x="5.3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5.5cm" svg:y1="4.5cm" svg:x2="6.1cm" svg:y2="4.5cm">
            <text:p/>
          </draw:line>
          <draw:line draw:style-name="gr4" draw:text-style-name="P1" draw:layer="layout" svg:x1="5.5cm" svg:y1="4.7cm" svg:x2="6.1cm" svg:y2="4.7cm">
            <text:p/>
          </draw:line>
          <draw:line draw:style-name="gr4" draw:text-style-name="P1" draw:layer="layout" svg:x1="5.5cm" svg:y1="4.9cm" svg:x2="6.1cm" svg:y2="4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2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6-26T11:52:25.350992417</meta:creation-date>
    <dc:date>2017-10-20T17:18:27.895008556</dc:date>
    <dc:creator>Tobias Kuhn</dc:creator>
    <meta:editing-duration>PT2H2M43S</meta:editing-duration>
    <meta:editing-cycles>70</meta:editing-cycles>
    <meta:generator>LibreOffice/5.3.1.2$Linux_X86_64 LibreOffice_project/30m0$Build-2</meta:generator>
    <meta:document-statistic meta:object-count="163"/>
  </office:meta>
</office:document-meta>
</file>